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0B0000002AFC637E72.png" manifest:media-type="image/png"/>
  <manifest:file-entry manifest:full-path="Pictures/100000010000001C0000001C22A30B18.png" manifest:media-type="image/png"/>
  <manifest:file-entry manifest:full-path="Pictures/1000000100000017000000216FB685A8.png" manifest:media-type="image/png"/>
  <manifest:file-entry manifest:full-path="Pictures/100000010000002A00000029BCB332B8.png" manifest:media-type="image/png"/>
  <manifest:file-entry manifest:full-path="Pictures/100000010000001600000027298E265E.png" manifest:media-type="image/png"/>
  <manifest:file-entry manifest:full-path="Pictures/10000001000000260000001EB1BA870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ckwell Nova Light" svg:font-family="'Rockwell Nova Light'" style:font-family-generic="roman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ro1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Rockwell Nova Ligh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ckwell Nova Light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wrap-option="wrap"/>
      <style:text-properties style:font-name="Rockwell Nova Ligh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ckwell Nova Light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ckwell Nova Ligh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10" table:default-cell-style-name="Default"/>
        <table:table-column table:style-name="co1" table:number-columns-repeated="16374"/>
        <table:table-row table:style-name="ro1">
          <table:table-cell table:style-name="ce1" office:value-type="string" calcext:value-type="string" table:number-columns-spanned="2" table:number-rows-spanned="1">
            <text:p>Name</text:p>
          </table:table-cell>
          <table:covered-table-cell table:style-name="ce1"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enetrati-on</text:p>
          </table:table-cell>
          <table:table-cell table:style-name="ce2" office:value-type="string" calcext:value-type="string">
            <text:p>Use</text:p>
          </table:table-cell>
          <table:table-cell table:style-name="ce2" office:value-type="string" calcext:value-type="string">
            <text:p>Reload</text:p>
          </table:table-cell>
          <table:table-cell table:style-name="ce2" office:value-type="string" calcext:value-type="string">
            <text:p>Magazine </text:p>
            <text:p>Size</text:p>
          </table:table-cell>
          <table:table-cell table:style-name="ce2" office:value-type="string" calcext:value-type="string">
            <text:p>Burst AP</text:p>
            <text:p>Burst count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string" calcext:value-type="string" table:number-columns-spanned="2" table:number-rows-spanned="1">
            <text:p>Icon</text:p>
          </table:table-cell>
          <table:covered-table-cell table:style-name="ce1"/>
          <table:table-cell table:style-name="ce3">
            <draw:frame draw:z-index="0" draw:name="Obrázek 1" draw:style-name="gr1" draw:text-style-name="P1" svg:width="0.367cm" svg:height="1.411cm" svg:x="0.804cm" svg:y="0.417cm">
              <draw:image xlink:href="Pictures/100000010000000B0000002AFC637E72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1" draw:name="Obrázek 2" draw:style-name="gr1" draw:text-style-name="P1" svg:width="1.499cm" svg:height="1.499cm" svg:x="0.171cm" svg:y="0.256cm">
              <draw:image xlink:href="Pictures/100000010000001C0000001C22A30B18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2" draw:name="Obrázek 3" draw:style-name="gr1" draw:text-style-name="P1" svg:width="1.006cm" svg:height="1.446cm" svg:x="0.484cm" svg:y="0.304cm">
              <draw:image xlink:href="Pictures/1000000100000017000000216FB685A8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3" draw:name="Obrázek 4" draw:style-name="gr1" draw:text-style-name="P1" svg:width="1.527cm" svg:height="1.489cm" svg:x="0.212cm" svg:y="0.234cm">
              <draw:image xlink:href="Pictures/100000010000002A00000029BCB332B8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4" draw:name="Obrázek 5" draw:style-name="gr1" draw:text-style-name="P1" svg:width="0.822cm" svg:height="1.46cm" svg:x="0.523cm" svg:y="0.255cm">
              <draw:image xlink:href="Pictures/100000010000001600000027298E265E.png" xlink:type="simple" xlink:show="embed" xlink:actuate="onLoad" draw:mime-type="image/png">
                <text:p/>
              </draw:image>
            </draw:frame>
          </table:table-cell>
          <table:table-cell table:style-name="ce3">
            <draw:frame draw:z-index="5" draw:name="Obrázek 6" draw:style-name="gr1" draw:text-style-name="P1" svg:width="1.463cm" svg:height="1.155cm" draw:transform="rotate (-0.00907571211037108) translate (0.223cm 0.528cm)">
              <draw:image xlink:href="Pictures/10000001000000260000001EB1BA8705.png" xlink:type="simple" xlink:show="embed" xlink:actuate="onLoad" draw:mime-type="image/png">
                <text:p/>
              </draw:image>
            </draw:frame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string" calcext:value-type="string" table:number-columns-spanned="2" table:number-rows-spanned="1">
            <text:p>Symbol</text:p>
          </table:table-cell>
          <table:covered-table-cell table:style-name="ce1"/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Ba</text:p>
            <text:p>Bc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string" calcext:value-type="string" table:number-columns-spanned="2" table:number-rows-spanned="1">
            <text:p>Shorthand</text:p>
            <text:p>/</text:p>
            <text:p>Format</text:p>
          </table:table-cell>
          <table:covered-table-cell table:style-name="ce1"/>
          <table:table-cell table:style-name="ce5" office:value-type="string" calcext:value-type="string">
            <text:p>TYP</text:p>
          </table:table-cell>
          <table:table-cell table:style-name="ce5" office:value-type="string" calcext:value-type="string">
            <text:p>ACC</text:p>
          </table:table-cell>
          <table:table-cell table:style-name="ce5" office:value-type="string" calcext:value-type="string">
            <text:p>DMG</text:p>
          </table:table-cell>
          <table:table-cell table:style-name="ce5" office:value-type="string" calcext:value-type="string">
            <text:p>PEN</text:p>
          </table:table-cell>
          <table:table-cell table:style-name="ce5" office:value-type="string" calcext:value-type="string">
            <text:p>USE</text:p>
          </table:table-cell>
          <table:table-cell table:style-name="ce5" office:value-type="string" calcext:value-type="string">
            <text:p>REL</text:p>
          </table:table-cell>
          <table:table-cell table:style-name="ce5" office:value-type="string" calcext:value-type="string">
            <text:p>MAG</text:p>
          </table:table-cell>
          <table:table-cell table:style-name="ce5" office:value-type="string" calcext:value-type="string">
            <text:p><text:span text:style-name="T1">BAP</text:span></text:p>
            <text:p>BCT</text:p>
          </table:table-cell>
          <table:table-cell table:style-name="Default" table:number-columns-repeated="16374"/>
        </table:table-row>
        <table:table-row table:style-name="ro1" table:number-rows-repeated="1048571">
          <table:table-cell table:number-columns-repeated="10"/>
          <table:table-cell table:style-name="Default" table:number-columns-repeated="16374"/>
        </table:table-row>
        <table:table-row table:style-name="ro1">
          <table:table-cell table:number-columns-repeated="10"/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ckwell Nova Light" svg:font-family="'Rockwell Nova Light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1T22:56:35.067964600</meta:creation-date>
    <dc:date>2026-01-01T22:58:03.101264300</dc:date>
    <meta:editing-duration>PT1M28S</meta:editing-duration>
    <meta:editing-cycles>1</meta:editing-cycles>
    <meta:document-statistic meta:table-count="1" meta:cell-count="30" meta:object-count="6"/>
    <meta:generator>LibreOffice/25.8.4.2$Windows_X86_64 LibreOffice_project/290daaa01b999472f0c7a3890eb6a550fd74c6df</meta:generator>
  </office:meta>
</office:document-meta>
</file>